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B0000035A2E0BA76F8D7D88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1" svg:font-family="'Liberation Serif'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99cm" svg:stroke-color="#ff3333" draw:fill="none" fo:padding-top="0.049cm" fo:padding-bottom="0.049cm" fo:padding-left="0.049cm" fo:padding-right="0.049cm"/>
    </style:style>
    <style:style style:name="gr6" style:family="graphic" style:parent-style-name="standard">
      <style:graphic-properties draw:stroke="none" draw:fill="solid" draw:fill-color="#b2b2b2"/>
    </style:style>
    <style:style style:name="gr7" style:family="graphic" style:parent-style-name="standard">
      <style:graphic-properties draw:stroke="solid" svg:stroke-width="0.099cm" svg:stroke-color="#009900" draw:fill="none" fo:padding-top="0.049cm" fo:padding-bottom="0.049cm" fo:padding-left="0.049cm" fo:padding-right="0.049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solid" svg:stroke-color="#000000" draw:fill="none"/>
    </style:style>
    <style:style style:name="gr10" style:family="graphic" style:parent-style-name="standard">
      <style:graphic-properties draw:stroke="none" draw:fill="solid" draw:fill-color="#8b613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2.34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1cm" fo:min-width="1.06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1.62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72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3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6cm" fo:min-width="1.377cm" fo:padding-top="0cm" fo:padding-bottom="0cm" fo:padding-left="0cm" fo:padding-right="0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564cm" fo:min-width="3.23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00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solid" draw:fill-color="#b2b2b2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8b613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font-name="Liberation Sans2" fo:font-size="8pt" style:font-size-asian="8pt" style:font-name-complex="Liberation Sans2" style:font-size-complex="8pt"/>
    </style:style>
    <style:style style:name="T3" style:family="text">
      <style:text-properties fo:color="#000000" style:font-name="Liberation Serif1" fo:font-size="10pt" style:font-size-asian="10pt" style:font-name-complex="Liberation Serif1" style:font-size-complex="10pt"/>
    </style:style>
    <style:style style:name="T4" style:family="text">
      <style:text-properties fo:color="#000000" style:font-name="Liberation Serif1" fo:font-size="12pt" style:font-size-asian="12pt" style:font-name-complex="Liberation Serif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2.7cm" svg:height="1.6cm" svg:x="0.4cm" svg:y="5cm">
          <text:p text:style-name="P1"><text:span text:style-name="T1">Messung</text:span></text:p>
        </draw:rect>
        <draw:rect draw:style-name="gr2" draw:text-style-name="P3" xml:id="id2" draw:id="id2" draw:layer="layout" svg:width="3.2cm" svg:height="2.8cm" svg:x="3.8cm" svg:y="5cm">
          <text:p text:style-name="P1"><text:span text:style-name="T1">Find</text:span></text:p>
          <text:p text:style-name="P1"><text:span text:style-name="T1"><text:s/></text:span><text:span text:style-name="T1">location of </text:span></text:p>
          <text:p text:style-name="P1"><text:span text:style-name="T1">Reference</text:span></text:p>
          <text:p text:style-name="P1"><text:span text:style-name="T1"><text:s/></text:span><text:span text:style-name="T1">and plume</text:span></text:p>
          <text:p text:style-name="P1"><text:span text:style-name="T1"><text:s/></text:span><text:span text:style-name="T1">region</text:span></text:p>
        </draw:rect>
        <draw:rect draw:style-name="gr2" draw:text-style-name="P3" xml:id="id3" draw:id="id3" draw:layer="layout" svg:width="3.6cm" svg:height="2cm" svg:x="8.5cm" svg:y="7cm">
          <text:p text:style-name="P1"><text:span text:style-name="T1">Is the reference </text:span></text:p>
          <text:p text:style-name="P1"><text:span text:style-name="T1">Contaminated?</text:span></text:p>
        </draw:rect>
        <draw:connector draw:style-name="gr3" draw:text-style-name="P1" draw:layer="layout" svg:x1="3.1cm" svg:y1="5.8cm" svg:x2="3.8cm" svg:y2="6.4cm" draw:start-shape="id1" draw:start-glue-point="1" draw:end-shape="id2" draw:end-glue-point="3" svg:d="M3100 5800h350v600h350" svg:viewBox="0 0 701 601">
          <text:p/>
        </draw:connector>
        <draw:connector draw:style-name="gr3" draw:text-style-name="P1" draw:layer="layout" svg:x1="7cm" svg:y1="6.4cm" svg:x2="8.5cm" svg:y2="8cm" draw:start-shape="id2" draw:start-glue-point="1" draw:end-shape="id3" draw:end-glue-point="3" svg:d="M7000 6400h750v1600h750" svg:viewBox="0 0 1501 1601">
          <text:p/>
        </draw:connector>
        <draw:rect draw:style-name="gr2" draw:text-style-name="P3" xml:id="id4" draw:id="id4" draw:layer="layout" svg:width="3.1cm" svg:height="1.7cm" svg:x="14.1cm" svg:y="6.4cm">
          <text:p text:style-name="P1"><text:span text:style-name="T1">Evaluat for </text:span></text:p>
          <text:p text:style-name="P1"><text:span text:style-name="T1">Bro and SO2</text:span></text:p>
        </draw:rect>
        <draw:rect draw:style-name="gr2" draw:text-style-name="P3" xml:id="id5" draw:id="id5" draw:layer="layout" svg:width="2.8cm" svg:height="1.6cm" svg:x="17.6cm" svg:y="6.5cm">
          <text:p text:style-name="P1"><text:span text:style-name="T1">Calc </text:span></text:p>
          <text:p text:style-name="P1"><text:span text:style-name="T1">BrO/SO2</text:span></text:p>
        </draw:rect>
        <draw:connector draw:style-name="gr2" draw:text-style-name="P1" draw:layer="layout" svg:x1="12.1cm" svg:y1="8cm" svg:x2="14.1cm" svg:y2="7.25cm" draw:start-shape="id3" draw:start-glue-point="1" draw:end-shape="id4" draw:end-glue-point="3" svg:d="M12100 8000h1000v-750h1000" svg:viewBox="0 0 2001 751">
          <text:p text:style-name="P1">NO</text:p>
        </draw:connector>
        <draw:connector draw:style-name="gr3" draw:text-style-name="P1" draw:layer="layout" svg:x1="17.2cm" svg:y1="7.25cm" svg:x2="17.6cm" svg:y2="7.3cm" draw:start-shape="id4" draw:start-glue-point="1" draw:end-shape="id5" draw:end-glue-point="3" svg:d="M17200 7250h200v50h200" svg:viewBox="0 0 401 51">
          <text:p/>
        </draw:connector>
        <draw:rect draw:style-name="gr2" draw:text-style-name="P3" xml:id="id6" draw:id="id6" draw:layer="layout" svg:width="2.5cm" svg:height="3cm" svg:x="8.5cm" svg:y="12.8cm">
          <text:p text:style-name="P1"><text:span text:style-name="T1">Calc </text:span></text:p>
          <text:p text:style-name="P1"><text:span text:style-name="T1">expected </text:span></text:p>
          <text:p text:style-name="P1"><text:span text:style-name="T1">errors</text:span></text:p>
        </draw:rect>
        <draw:rect draw:style-name="gr2" draw:text-style-name="P3" xml:id="id7" draw:id="id7" draw:layer="layout" svg:width="3.8cm" svg:height="3.3cm" svg:x="12.8cm" svg:y="12.6cm">
          <text:p text:style-name="P1"><text:span text:style-name="T1">Take the </text:span></text:p>
          <text:p text:style-name="P1"><text:span text:style-name="T1">reference with </text:span></text:p>
          <text:p text:style-name="P1"><text:span text:style-name="T1">the minimal </text:span></text:p>
          <text:p text:style-name="P1"><text:span text:style-name="T1">expected error </text:span></text:p>
          <text:p text:style-name="P1"><text:span text:style-name="T1">as new </text:span></text:p>
          <text:p text:style-name="P1"><text:span text:style-name="T1">reference</text:span></text:p>
        </draw:rect>
        <draw:connector draw:style-name="gr2" draw:text-style-name="P1" draw:layer="layout" svg:x1="11cm" svg:y1="14.3cm" svg:x2="12.8cm" svg:y2="14.25cm" draw:start-shape="id6" draw:start-glue-point="1" draw:end-shape="id7" draw:end-glue-point="3" svg:d="M11000 14300h900v-50h900" svg:viewBox="0 0 1801 51">
          <text:p text:style-name="P1"><text:span text:style-name="T1"><text:s/></text:span></text:p>
          <text:p text:style-name="P1"><text:span text:style-name="T1"/></text:p>
        </draw:connector>
        <draw:connector draw:style-name="gr2" draw:text-style-name="P1" draw:layer="layout" svg:x1="10.3cm" svg:y1="9cm" svg:x2="9.75cm" svg:y2="12.8cm" draw:start-shape="id3" draw:start-glue-point="2" draw:end-shape="id6" svg:d="M10300 9000v1900h-550v1900" svg:viewBox="0 0 551 3801">
          <text:p text:style-name="P1">Yes</text:p>
        </draw:connector>
        <draw:connector draw:style-name="gr3" draw:text-style-name="P1" draw:layer="layout" svg:x1="16.6cm" svg:y1="14.25cm" svg:x2="15.65cm" svg:y2="8.1cm" draw:start-shape="id7" draw:start-glue-point="1" draw:end-shape="id4" draw:end-glue-point="2" svg:d="M16600 14250h501v-3900h-1451v-2250" svg:viewBox="0 0 1452 6151">
          <text:p/>
        </draw:connector>
        <draw:rect draw:style-name="gr4" draw:text-style-name="P4" draw:layer="layout" svg:width="7.9cm" svg:height="4.1cm" svg:x="0.1cm" svg:y="4.3cm">
          <text:p/>
        </draw:rect>
        <draw:rect draw:style-name="gr4" draw:text-style-name="P4" draw:layer="layout" svg:width="7.1cm" svg:height="4cm" svg:x="13.7cm" svg:y="5.1cm">
          <text:p/>
        </draw:rect>
        <draw:rect draw:style-name="gr4" draw:text-style-name="P4" draw:layer="layout" svg:width="11cm" svg:height="4.7cm" svg:x="7.2cm" svg:y="11.6cm">
          <text:p/>
        </draw:rect>
        <draw:line draw:style-name="gr5" draw:text-style-name="P5" draw:layer="layout" svg:x1="2.285cm" svg:y1="2.901cm" svg:x2="1.207cm" svg:y2="0.63cm">
          <text:p/>
        </draw:line>
        <draw:line draw:style-name="gr5" draw:text-style-name="P5" draw:layer="layout" svg:x1="2.285cm" svg:y1="2.902cm" svg:x2="0.899cm" svg:y2="0.893cm">
          <text:p/>
        </draw:line>
        <draw:line draw:style-name="gr5" draw:text-style-name="P5" draw:layer="layout" svg:x1="2.286cm" svg:y1="2.901cm" svg:x2="0.634cm" svg:y2="1.216cm">
          <text:p/>
        </draw:line>
        <draw:line draw:style-name="gr5" draw:text-style-name="P5" draw:layer="layout" svg:x1="2.285cm" svg:y1="2.901cm" svg:x2="0.418cm" svg:y2="1.59cm">
          <text:p/>
        </draw:line>
        <draw:line draw:style-name="gr5" draw:text-style-name="P5" draw:layer="layout" svg:x1="2.285cm" svg:y1="2.901cm" svg:x2="0.418cm" svg:y2="1.59cm">
          <text:p/>
        </draw:line>
        <draw:line draw:style-name="gr5" draw:text-style-name="P5" draw:layer="layout" svg:x1="2.286cm" svg:y1="2.902cm" svg:x2="0.259cm" svg:y2="2.005cm">
          <text:p/>
        </draw:line>
        <draw:path draw:style-name="gr6" draw:text-style-name="P6" draw:layer="layout" svg:width="1.227cm" svg:height="1.694cm" svg:x="0.621cm" svg:y="1.259cm" svg:viewBox="0 0 1228 1695" svg:d="M109 561c-22-209 84-407 190-407 34-1 69 19 97 50 28-95 78-153 135-153 37 3 78 32 106 82 20-83 64-133 110-133 40 0 75 36 98 91 26-56 65-91 106-91 67 0 122 89 135 213 64 34 111 147 111 276 0 39-5 76-14 112 28 63 45 141 45 219 0 180-74 332-168 358 0 171-73 307-164 307-31 0-61-17-87-49-24 151-99 259-184 259-63 0-122-65-158-165-34 38-16 62-112 62-79 0-151-80-190-209-90-4-138-104-138-233 0-60 12-115 34-158-39-38-61-113-61-198 0-121 48-219 109-233zM0 0zM1228 1695z">
          <text:p/>
        </draw:path>
        <draw:line draw:style-name="gr7" draw:text-style-name="P5" draw:layer="layout" svg:x1="2.284cm" svg:y1="2.902cm" svg:x2="4.31cm" svg:y2="2.005cm">
          <text:p/>
        </draw:line>
        <draw:line draw:style-name="gr7" draw:text-style-name="P5" draw:layer="layout" svg:x1="2.284cm" svg:y1="2.903cm" svg:x2="4.407cm" svg:y2="2.448cm">
          <text:p/>
        </draw:line>
        <draw:line draw:style-name="gr7" draw:text-style-name="P5" draw:layer="layout" svg:x1="2.284cm" svg:y1="2.899cm" svg:x2="2.284cm" svg:y2="0.278cm">
          <text:p/>
        </draw:line>
        <draw:line draw:style-name="gr7" draw:text-style-name="P5" draw:layer="layout" svg:x1="2.284cm" svg:y1="2.9cm" svg:x2="2.659cm" svg:y2="0.318cm">
          <text:p/>
        </draw:line>
        <draw:line draw:style-name="gr7" draw:text-style-name="P5" draw:layer="layout" svg:x1="2.284cm" svg:y1="2.9cm" svg:x2="3.022cm" svg:y2="0.437cm">
          <text:p/>
        </draw:line>
        <draw:line draw:style-name="gr7" draw:text-style-name="P5" draw:layer="layout" svg:x1="2.284cm" svg:y1="2.901cm" svg:x2="3.362cm" svg:y2="0.63cm">
          <text:p/>
        </draw:line>
        <draw:line draw:style-name="gr7" draw:text-style-name="P5" draw:layer="layout" svg:x1="2.284cm" svg:y1="2.902cm" svg:x2="3.67cm" svg:y2="0.893cm">
          <text:p/>
        </draw:line>
        <draw:line draw:style-name="gr7" draw:text-style-name="P5" draw:layer="layout" svg:x1="2.284cm" svg:y1="2.901cm" svg:x2="4.152cm" svg:y2="1.59cm">
          <text:p/>
        </draw:line>
        <draw:line draw:style-name="gr7" draw:text-style-name="P5" draw:layer="layout" svg:x1="2.284cm" svg:y1="2.901cm" svg:x2="3.936cm" svg:y2="1.216cm">
          <text:p/>
        </draw:line>
        <draw:polygon draw:style-name="gr8" draw:text-style-name="P7" draw:layer="layout" svg:width="0.545cm" svg:height="0.378cm" svg:x="2.023cm" svg:y="2.887cm" svg:viewBox="0 0 546 379" draw:points="273,379 0,379 0,0 546,0 546,379">
          <text:p/>
        </draw:polygon>
        <draw:line draw:style-name="gr7" draw:text-style-name="P5" draw:layer="layout" svg:x1="2.284cm" svg:y1="2.902cm" svg:x2="4.31cm" svg:y2="2.005cm">
          <text:p/>
        </draw:line>
        <draw:line draw:style-name="gr7" draw:text-style-name="P5" draw:layer="layout" svg:x1="2.284cm" svg:y1="2.903cm" svg:x2="4.407cm" svg:y2="2.448cm">
          <text:p/>
        </draw:line>
        <draw:line draw:style-name="gr7" draw:text-style-name="P5" draw:layer="layout" svg:x1="2.284cm" svg:y1="2.899cm" svg:x2="2.284cm" svg:y2="0.278cm">
          <text:p/>
        </draw:line>
        <draw:line draw:style-name="gr7" draw:text-style-name="P5" draw:layer="layout" svg:x1="2.284cm" svg:y1="2.9cm" svg:x2="2.659cm" svg:y2="0.318cm">
          <text:p/>
        </draw:line>
        <draw:line draw:style-name="gr7" draw:text-style-name="P5" draw:layer="layout" svg:x1="2.284cm" svg:y1="2.9cm" svg:x2="3.022cm" svg:y2="0.437cm">
          <text:p/>
        </draw:line>
        <draw:line draw:style-name="gr7" draw:text-style-name="P5" draw:layer="layout" svg:x1="2.284cm" svg:y1="2.901cm" svg:x2="3.362cm" svg:y2="0.63cm">
          <text:p/>
        </draw:line>
        <draw:line draw:style-name="gr7" draw:text-style-name="P5" draw:layer="layout" svg:x1="2.284cm" svg:y1="2.902cm" svg:x2="3.67cm" svg:y2="0.893cm">
          <text:p/>
        </draw:line>
        <draw:line draw:style-name="gr7" draw:text-style-name="P5" draw:layer="layout" svg:x1="2.284cm" svg:y1="2.901cm" svg:x2="4.152cm" svg:y2="1.59cm">
          <text:p/>
        </draw:line>
        <draw:line draw:style-name="gr7" draw:text-style-name="P5" draw:layer="layout" svg:x1="2.284cm" svg:y1="2.901cm" svg:x2="3.936cm" svg:y2="1.216cm">
          <text:p/>
        </draw:line>
        <draw:line draw:style-name="gr7" draw:text-style-name="P5" draw:layer="layout" svg:x1="2.286cm" svg:y1="2.903cm" svg:x2="0.162cm" svg:y2="2.448cm">
          <text:p/>
        </draw:line>
        <draw:line draw:style-name="gr7" draw:text-style-name="P5" draw:layer="layout" svg:x1="2.286cm" svg:y1="2.899cm" svg:x2="2.286cm" svg:y2="0.278cm">
          <text:p/>
        </draw:line>
        <draw:line draw:style-name="gr7" draw:text-style-name="P5" draw:layer="layout" svg:x1="2.285cm" svg:y1="2.9cm" svg:x2="1.911cm" svg:y2="0.318cm">
          <text:p/>
        </draw:line>
        <draw:line draw:style-name="gr9" draw:text-style-name="P5" draw:layer="layout" svg:x1="2.285cm" svg:y1="2.9cm" svg:x2="1.548cm" svg:y2="0.437cm">
          <text:p/>
        </draw:line>
        <draw:line draw:style-name="gr5" draw:text-style-name="P5" draw:layer="layout" svg:x1="2.286cm" svg:y1="2.901cm" svg:x2="0.791cm" svg:y2="2.244cm">
          <text:p/>
        </draw:line>
        <draw:line draw:style-name="gr7" draw:text-style-name="P5" draw:layer="layout" svg:x1="2.285cm" svg:y1="2.9cm" svg:x2="1.911cm" svg:y2="0.318cm">
          <text:p/>
        </draw:line>
        <draw:line draw:style-name="gr7" draw:text-style-name="P5" draw:layer="layout" svg:x1="2.285cm" svg:y1="2.9cm" svg:x2="1.548cm" svg:y2="0.437cm">
          <text:p/>
        </draw:line>
        <draw:line draw:style-name="gr5" draw:text-style-name="P5" draw:layer="layout" svg:x1="2.285cm" svg:y1="2.902cm" svg:x2="1.696cm" svg:y2="1.664cm">
          <text:p/>
        </draw:line>
        <draw:line draw:style-name="gr5" draw:text-style-name="P5" draw:layer="layout" svg:x1="2.285cm" svg:y1="2.901cm" svg:x2="1.512cm" svg:y2="1.784cm">
          <text:p/>
        </draw:line>
        <draw:path draw:style-name="gr10" draw:text-style-name="P8" draw:layer="layout" svg:width="0.845cm" svg:height="0.73cm" svg:x="0.722cm" svg:y="2.804cm" svg:viewBox="0 0 846 731" svg:d="M846 731h-845l211-731h423zM846 731zM0 0z">
          <text:p/>
        </draw:path>
        <draw:line draw:style-name="gr5" draw:text-style-name="P5" draw:layer="layout" svg:x1="2.285cm" svg:y1="2.902cm" svg:x2="1.191cm" svg:y2="2.141cm">
          <text:p/>
        </draw:line>
        <draw:line draw:style-name="gr5" draw:text-style-name="P5" draw:layer="layout" svg:x1="2.285cm" svg:y1="2.902cm" svg:x2="1.396cm" svg:y2="1.999cm">
          <text:p/>
        </draw:line>
        <draw:frame draw:style-name="gr11" draw:text-style-name="P10" draw:layer="layout" svg:width="2.349cm" svg:height="0.49cm" svg:x="1.618cm" svg:y="3.563cm">
          <draw:text-box>
            <text:p text:style-name="P9"><text:span text:style-name="T2">DOAS Instrument</text:span></text:p>
          </draw:text-box>
        </draw:frame>
        <draw:frame draw:style-name="gr12" draw:text-style-name="P10" draw:layer="layout" svg:width="1.069cm" svg:height="0.491cm" svg:x="0.338cm" svg:y="3.563cm">
          <draw:text-box>
            <text:p text:style-name="P9"><text:span text:style-name="T2">Vulcano</text:span></text:p>
          </draw:text-box>
        </draw:frame>
        <draw:frame draw:style-name="gr13" draw:text-style-name="P10" draw:layer="layout" svg:width="1.621cm" svg:height="0.383cm" svg:x="2.938cm" svg:y="2.832cm">
          <draw:text-box>
            <text:p text:style-name="P9"><text:span text:style-name="T2">Plume </text:span></text:p>
          </draw:text-box>
        </draw:frame>
        <draw:line draw:style-name="gr5" draw:text-style-name="P5" draw:layer="layout" svg:x1="2.7cm" svg:y1="3.015cm" svg:x2="2.863cm" svg:y2="3.015cm">
          <text:p/>
        </draw:line>
        <draw:line draw:style-name="gr7" draw:text-style-name="P5" draw:layer="layout" svg:x1="2.7cm" svg:y1="3.277cm" svg:x2="2.864cm" svg:y2="3.277cm">
          <text:p/>
        </draw:line>
        <draw:frame draw:style-name="gr14" draw:text-style-name="P10" draw:layer="layout" svg:width="2.072cm" svg:height="0.423cm" svg:x="2.938cm" svg:y="3.113cm">
          <draw:text-box>
            <text:p text:style-name="P9"><text:span text:style-name="T2">Reference </text:span></text:p>
          </draw:text-box>
        </draw:frame>
        <draw:rect draw:style-name="gr4" draw:text-style-name="P4" draw:layer="layout" svg:width="4.068cm" svg:height="3.906cm" svg:x="0.124cm" svg:y="0.1cm">
          <text:p/>
        </draw:rect>
        <draw:polygon draw:style-name="gr15" draw:text-style-name="P11" draw:layer="layout" svg:width="3.247cm" svg:height="3.137cm" svg:x="4.687cm" svg:y="0.503cm" svg:viewBox="0 0 3248 3138" draw:points="0,0 3248,0 3248,3138 0,3138">
          <text:p/>
        </draw:polygon>
        <draw:frame draw:style-name="gr16" draw:text-style-name="P5" draw:layer="layout" svg:width="3.544cm" svg:height="3.284cm" svg:x="4.556cm" svg:y="0.573cm">
          <draw:image xlink:href="Pictures/100000000000044B0000035A2E0BA76F8D7D8821.png" xlink:type="simple" xlink:show="embed" xlink:actuate="onLoad">
            <text:p/>
          </draw:image>
        </draw:frame>
        <draw:frame draw:style-name="gr17" draw:text-style-name="P12" draw:layer="layout" svg:width="0.317cm" svg:height="0.865cm" svg:x="6.317cm" svg:y="0.39cm">
          <draw:text-box>
            <text:p text:style-name="P9"><text:span text:style-name="T3">2</text:span></text:p>
          </draw:text-box>
        </draw:frame>
        <draw:frame draw:style-name="gr18" draw:text-style-name="P13" draw:layer="layout" svg:width="1.377cm" svg:height="1.46cm" svg:x="5.847cm" svg:y="0.246cm">
          <draw:text-box>
            <text:p text:style-name="P9"><text:span text:style-name="T4">SO</text:span></text:p>
          </draw:text-box>
        </draw:frame>
        <draw:custom-shape draw:style-name="gr19" draw:text-style-name="P4" draw:layer="layout" svg:width="3.838cm" svg:height="3.914cm" svg:x="4.192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1" svg:font-family="'Liberation Serif'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16:29:35.398405731</meta:creation-date>
    <meta:editing-duration>PT4H17M49S</meta:editing-duration>
    <meta:editing-cycles>4</meta:editing-cycles>
    <meta:generator>LibreOffice/5.1.6.2$Linux_X86_64 LibreOffice_project/10m0$Build-2</meta:generator>
    <dc:date>2018-01-30T23:58:34.771635911</dc:date>
    <meta:document-statistic meta:object-count="67"/>
  </office:meta>
</office:document-meta>
</file>